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0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 xml:id="id3" draw:id="id3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42cm)" svg:viewBox="0 0 4071 2863" svg:d="M0 2837c542 106 1041-128 1505-352 590-284 991-854 1427-1341l365-427 456-457 318-260">
          <text:p/>
        </draw:path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 xml:id="id4" draw:id="id4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4">Constructing new object from existing</text:span></text:p>
                  </text:list-item>
                  <text:list-item>
                    <text:p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of Thre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constructor</text:span></text:p>
                      </text:list-item>
                      <text:list-item>
                        <text:p text:style-name="P19"><text:span text:style-name="T18">Destructor</text:span></text:p>
                      </text:list-item>
                      <text:list-item>
                        <text:p text:style-name="P19"><text:span text:style-name="T18">Operator =</text:span></text:p>
                      </text:list-item>
                    </text:list>
                  </text:list-item>
                  <text:list-item>
                    <text:p text:style-name="P18"><text:span text:style-name="T18">Or in other words:</text:span></text:p>
                  </text:list-item>
                </text:list>
              </text:list-item>
            </text:list>
            <text:p text:style-name="P20"><text:span text:style-name="T18">when you need one, you need all.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skeleton for deep 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7" draw:layer="layout" svg:width="23.749cm" svg:height="18.926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A&amp; other) {</text:span></text:p>
            <text:p text:style-name="P26"><text:span text:style-name="T20">if (this!=&amp;other) { </text:span><text:span text:style-name="T24">// preventing problems in 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6"><text:span text:style-name="T22"><text:s text:c="2"/></text:span><text:span text:style-name="T22">copy_other(other);</text:span></text:p>
            <text:p text:style-name="P26"><text:span text:style-name="T20">} return *this; } </text:span><text:span text:style-name="T24">// allows a= b= c= …</text:span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uffer example </text:span><text:span text:style-name="T28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11 Move ctor and assignm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6" draw:id="id6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versions of types is done in two 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9"><text:span text:style-name="T18"/></text:p>
            <text:list text:style-name="L8">
              <text:list-item>
                <text:list>
                  <text:list-item>
                    <text:p text:style-name="P18"><text:span text:style-name="T18">Explicit casting (we'll learn more about it in next lessons)</text:span></text:p>
                  </text:list-item>
                  <text:list-item>
                    <text:p text:style-name="P18"><text:span text:style-name="T18">When a function gets </text:span><text:span text:style-name="T31">X</text:span><text:span text:style-name="T18"> type while it was expecting to get </text:span><text:span text:style-name="T32">Y</text:span><text:span text:style-name="T18"> type, and there is a casting 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7" draw:id="id7">
        <office:forms form:automatic-focus="false" form:apply-design-mode="false"/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7.00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Equivalent to: sum</text:span><text:span text:style-name="T34">(Vector</text:span><text:span text:style-name="T33">(</text:span><text:span text:style-name="T35">i</text:span><text:span text:style-name="T33">)</text:span><text:span text:style-name="T34">)</text:span></text:p>
            <text:p text:style-name="P29"><text:span text:style-name="T36">// Did the user really wanted this?</text:span></text:p>
            <text:p text:style-name="P25"><text:span text:style-name="T34"/></text:p>
            <text:p text:style-name="P29"><text:span text:style-name="T37">The Vector and the size_t objects are not logically the same objects!</text:span></text:p>
            <text:p text:style-name="P25"><text:span text:style-name="T18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xml:id="id8" draw:id="id8">
        <office:forms form:automatic-focus="false" form:apply-design-mode="false"/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8">explicit </text:span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Won’t compile</text:span></text:p>
            <text:p text:style-name="P29"><text:span text:style-name="T36"/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9" draw:id="id9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version example </text:span><text:span text:style-name="T39">(folder 4)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0" draw:id="id10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defined conversion</text:span><text:span text:style-name="T39"> (folders 5,6)</text:span></text:p>
          </draw:text-box>
        </draw:frame>
        <draw:frame draw:name="מציין מיקום טקסט 2" presentation:style-name="pr16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Fraction conversion</text:span></text:p>
            <text:p text:style-name="P26"><text:span text:style-name="T32">Fraction (const double&amp; d) {</text:span></text:p>
            <text:p text:style-name="P31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double conversion</text:span></text:p>
            <text:p text:style-name="P26"><text:span text:style-name="T31">operator double() const {</text:span></text:p>
            <text:p text:style-name="P31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xml:id="id11" draw:id="id11">
        <office:forms form:automatic-focus="false" form:apply-design-mode="false"/>
        <draw:frame draw:name="כותרת 1" presentation:style-name="pr17" draw:text-style-name="P32" draw:layer="layout" svg:width="23.318cm" svg:height="4.149cm" svg:x="1.524cm" svg:y="6.773cm" presentation:class="title" presentation:user-transformed="true">
          <draw:text-box>
            <text:p text:style-name="P17"><text:span text:style-name="T17">Operator Suffix </text:span><text:span text:style-name="T40">(folder 8)</text:span><text:span text:style-name="T40"><text:line-break/></text:span><text:span text:style-name="T40"><text:line-break/></text:span><text:span text:style-name="T17">Operator Comma </text:span><text:span text:style-name="T40">(folder 9)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2" draw:id="id12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d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3" draw:id="id13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9" draw:text-style-name="P21" draw:layer="layout" svg:width="24.349cm" svg:height="13.426cm" svg:x="0.832cm" svg:y="3.184cm" presentation:class="outline" presentation:user-transformed="true">
          <draw:text-box>
            <text:p text:style-name="P33"><text:span text:style-name="T18"/></text:p>
            <text:p text:style-name="P33"><text:span text:style-name="T18">Friend function in a class:</text:span></text:p>
            <text:list text:style-name="L9">
              <text:list-item>
                <text:list>
                  <text:list-item>
                    <text:p text:style-name="P34"><text:span text:style-name="T18">Not a method of the class</text:span></text:p>
                  </text:list-item>
                  <text:list-item>
                    <text:p text:style-name="P34"><text:span text:style-name="T18">Have access to the class’s private and protected </text:span></text:p>
                  </text:list-item>
                </text:list>
              </text:list-item>
            </text:list>
            <text:p text:style-name="P35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4"><text:span text:style-name="T18">Defined inside the class scope</text:span></text:p>
                  </text:list-item>
                </text:list>
              </text:list-item>
            </text:list>
            <text:p text:style-name="P29"><text:span text:style-name="T18"/></text:p>
            <text:p text:style-name="P29"><text:span text:style-name="T18">Used properly does not break encapsulation</text:span></text:p>
            <text:p text:style-name="P36"><text:span text:style-name="T18"/></text:p>
            <text:p text:style-name="P36"><text:span text:style-name="T41"/></text:p>
          </draw:text-box>
        </draw:frame>
        <draw:frame draw:name="כותרת 2" presentation:style-name="pr20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riend functions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4" draw:id="id14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d functions example:</text:span><text:span text:style-name="T17"><text:line-break/></text:span><text:span text:style-name="T17">Complex revisited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5" draw:id="id15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2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7"><text:span text:style-name="T18">A class can allow other classes to access its </text:span></text:p>
                  </text:list-item>
                </text:list>
              </text:list-item>
            </text:list>
            <text:p text:style-name="P38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7"><text:span text:style-name="T42">QUESTION: Is the friendship link one-sided or </text:span><text:span text:style-name="T42">two-sided? I.e:</text:span></text:p>
                    <text:list>
                      <text:list-item>
                        <text:p><text:span text:style-name="T42">Suppose class A is a friend of class B.</text:span></text:p>
                      </text:list-item>
                      <text:list-item>
                        <text:p><text:span text:style-name="T42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3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9"><text:span text:style-name="T17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6" draw:id="id16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4.01cm" svg:height="15.703cm" svg:x="0.832cm" svg:y="3.184cm" presentation:class="outline" presentation:user-transformed="true">
          <draw:text-box>
            <text:p text:style-name="P40"><text:span text:style-name="T44"><text:s/></text:span><text:span text:style-name="T45">class IntTree {</text:span></text:p>
            <text:p text:style-name="P36"><text:span text:style-name="T45"><text:tab/></text:span><text:span text:style-name="T45">…</text:span></text:p>
            <text:p text:style-name="P36"><text:span text:style-name="T45"><text:tab/></text:span><text:span text:style-name="T46">friend</text:span><text:span text:style-name="T45"> class IntTreeIterator;</text:span></text:p>
            <text:p text:style-name="P25"><text:span text:style-name="T45">};</text:span></text:p>
            <text:p text:style-name="P36"><text:span text:style-name="T47"/></text:p>
            <text:p text:style-name="P36"><text:span text:style-name="T47"/></text:p>
            <text:p text:style-name="P25"><text:span text:style-name="T48">// TreeIterator can access Tree's data members</text:span></text:p>
            <text:p text:style-name="P25"><text:span text:style-name="T45">IntTreeIterator&amp; IntTreeIterator::operator++() </text:span><text:span text:style-name="T49">{</text:span></text:p>
            <text:p text:style-name="P36"><text:span text:style-name="T49"><text:s text:c="4"/></text:span><text:span text:style-name="T49">...</text:span></text:p>
            <text:p text:style-name="P36"><text:span text:style-name="T45"><text:tab/></text:span><text:span text:style-name="T45">return *this;</text:span></text:p>
            <text:p text:style-name="P25"><text:span text:style-name="T45">}</text:span></text:p>
          </draw:text-box>
        </draw:frame>
        <draw:frame draw:name="כותרת 2" presentation:style-name="pr21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d classes - example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9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0</meta:editing-cycles>
    <meta:print-date>2006-12-12T13:43:12</meta:print-date>
    <meta:creation-date>2002-10-18T11:19:22</meta:creation-date>
    <dc:date>2018-04-24T14:29:41.327748698</dc:date>
    <meta:editing-duration>P3DT6H4M5S</meta:editing-duration>
    <meta:generator>LibreOffice/5.1.6.2$Linux_X86_64 LibreOffice_project/10m0$Build-2</meta:generator>
    <meta:document-statistic meta:object-count="1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